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cm" svg:stroke-color="#000000" draw:marker-start-width="0.25cm" draw:marker-end-width="0.25cm" draw:fill-color="#eeeeee" draw:textarea-horizontal-align="justify" draw:textarea-vertical-align="middle" draw:auto-grow-height="false" fo:min-height="2.55cm" fo:min-width="0.136cm" fo:padding-top="0.14cm" fo:padding-bottom="0.14cm" fo:padding-left="0.265cm" fo:padding-right="0.265cm"/>
    </style:style>
    <style:style style:name="gr2" style:family="graphic" style:parent-style-name="objectwithoutfill">
      <style:graphic-properties draw:stroke="dash" draw:stroke-dash="Double_20_Dash" svg:stroke-width="0.03cm" svg:stroke-color="#000000" draw:marker-start-width="0.25cm" draw:marker-end-width="0.25cm" draw:fill="none" draw:textarea-vertical-align="middle" fo:padding-top="0.14cm" fo:padding-bottom="0.14cm" fo:padding-left="0.265cm" fo:padding-right="0.265cm"/>
    </style:style>
    <style:style style:name="gr3" style:family="graphic" style:parent-style-name="objectwithoutfill">
      <style:graphic-properties svg:stroke-width="0.03cm" svg:stroke-color="#000000" draw:marker-start-width="0.25cm" draw:marker-end-width="0.25cm" draw:fill="none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svg:stroke-width="0.03cm" svg:stroke-color="#000000" draw:marker-start-width="0.25cm" draw:marker-end-width="0.25cm" draw:fill-color="#ffffff" draw:textarea-horizontal-align="justify" draw:textarea-vertical-align="middle" draw:auto-grow-height="false" fo:min-height="0.782cm" fo:min-width="0.532cm" fo:padding-top="0.14cm" fo:padding-bottom="0.14cm" fo:padding-left="0.265cm" fo:padding-right="0.265cm"/>
    </style:style>
    <style:style style:name="gr5" style:family="graphic" style:parent-style-name="objectwithoutfill">
      <style:graphic-properties svg:stroke-color="#b2b2b2" draw:fill="none" draw:textarea-vertical-align="middle"/>
    </style:style>
    <style:style style:name="gr6" style:family="graphic" style:parent-style-name="objectwithoutfill">
      <style:graphic-properties draw:stroke="solid" draw:stroke-dash="Double_20_Dash" svg:stroke-width="0.03cm" svg:stroke-color="#000000" draw:marker-start="Dimension_20_Line" draw:marker-start-width="0.25cm" draw:marker-start-center="true" draw:marker-end="Dimension_20_Line" draw:marker-end-width="0.25cm" draw:marker-end-center="true" draw:fill="none" draw:textarea-vertical-align="middle" fo:padding-top="0.14cm" fo:padding-bottom="0.14cm" fo:padding-left="0.265cm" fo:padding-right="0.265cm"/>
    </style:style>
    <style:style style:name="gr7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8" style:family="graphic" style:parent-style-name="standard">
      <style:graphic-properties draw:stroke="none" draw:stroke-dash="Dash_20_Dot_20_1" svg:stroke-width="0cm" draw:stroke-linejoin="none" svg:stroke-linecap="butt" draw:fill="solid" draw:fill-color="#ffffff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0" style:family="graphic" style:parent-style-name="objectwithoutfill">
      <style:graphic-properties draw:stroke="solid" draw:stroke-dash="Double_20_Dash" svg:stroke-width="0.03cm" svg:stroke-color="#000000" draw:marker-start="" draw:marker-start-width="0.25cm" draw:marker-start-center="true" draw:marker-end="" draw:marker-end-width="0.25cm" draw:marker-end-center="true" draw:fill="none" draw:textarea-vertical-align="middle" fo:padding-top="0.14cm" fo:padding-bottom="0.14cm" fo:padding-left="0.265cm" fo:padding-right="0.265cm"/>
    </style:style>
    <style:style style:name="gr11" style:family="graphic" style:parent-style-name="standard">
      <style:graphic-properties svg:stroke-width="0.03cm" svg:stroke-color="#000000" draw:marker-start-width="0.25cm" draw:marker-end-width="0.25cm" draw:fill-color="#999999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12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0.7cm" fo:min-width="3.5cm" fo:padding-top="0.15cm" fo:padding-bottom="0.15cm" fo:padding-left="0.275cm" fo:padding-right="0.275cm"/>
    </style:style>
    <style:style style:name="gr13" style:family="graphic" style:parent-style-name="objectwithoutfill">
      <style:graphic-properties draw:stroke="dash" draw:stroke-dash="Dash" svg:stroke-width="0.03cm" svg:stroke-color="#000000" draw:marker-start="" draw:marker-start-width="0.25cm" draw:marker-start-center="true" draw:marker-end="" draw:marker-end-width="0.25cm" draw:marker-end-center="true" draw:fill="none" draw:textarea-vertical-align="middle" fo:padding-top="0.14cm" fo:padding-bottom="0.14cm" fo:padding-left="0.265cm" fo:padding-right="0.265cm"/>
    </style:style>
    <style:style style:name="gr14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0.7cm" fo:min-width="1cm" fo:padding-top="0.15cm" fo:padding-bottom="0.15cm" fo:padding-left="0.275cm" fo:padding-right="0.275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0.94cm" svg:height="4cm" svg:x="11.031cm" svg:y="5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1.501cm" svg:y1="2.625cm" svg:x2="11.501cm" svg:y2="13.675cm">
            <text:p/>
          </draw:line>
        </draw:g>
        <draw:line draw:style-name="gr3" draw:text-style-name="P2" draw:layer="layout" svg:x1="11.5cm" svg:y1="6.254cm" svg:x2="17.7cm" svg:y2="12.344cm">
          <text:p/>
        </draw:line>
        <draw:g>
          <draw:custom-shape draw:style-name="gr4" draw:text-style-name="P3" draw:layer="layout" svg:width="1.5cm" svg:height="1.5cm" draw:transform="rotate (0.785398163397448) translate (2.039cm 7.9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2" draw:layer="layout" svg:x1="2.57cm" svg:y1="7.42cm" svg:x2="3.631cm" svg:y2="8.481cm">
            <text:p/>
          </draw:line>
          <draw:line draw:style-name="gr3" draw:text-style-name="P2" draw:layer="layout" svg:x1="2.57cm" svg:y1="8.481cm" svg:x2="3.631cm" svg:y2="7.42cm">
            <text:p/>
          </draw:line>
        </draw:g>
        <draw:g>
          <draw:custom-shape draw:style-name="gr1" draw:text-style-name="P1" draw:layer="layout" svg:width="0.94cm" svg:height="4cm" svg:x="5.331cm" svg:y="5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5.801cm" svg:y1="2.625cm" svg:x2="5.801cm" svg:y2="13.675cm">
            <text:p/>
          </draw:line>
        </draw:g>
        <draw:line draw:style-name="gr5" draw:text-style-name="P2" draw:layer="layout" svg:x1="9.64cm" svg:y1="7.904cm" svg:x2="9.64cm" svg:y2="10.254cm">
          <text:p/>
        </draw:line>
        <draw:line draw:style-name="gr3" draw:text-style-name="P2" draw:layer="layout" svg:x1="5.8cm" svg:y1="6.254cm" svg:x2="11.54cm" svg:y2="6.254cm">
          <text:p/>
        </draw:line>
        <draw:line draw:style-name="gr3" draw:text-style-name="P2" draw:layer="layout" svg:x1="8.9cm" svg:y1="6.254cm" svg:x2="18.3cm" svg:y2="12.344cm">
          <text:p/>
        </draw:line>
        <draw:line draw:style-name="gr6" draw:text-style-name="P2" draw:layer="layout" svg:x1="8.888cm" svg:y1="7.854cm" svg:x2="8.89cm" svg:y2="6.354cm">
          <text:p/>
        </draw:line>
        <draw:g>
          <svg:title>TexMaths</svg:title>
          <svg:desc>18§latex§$G$§svg§600§TRUE§</svg:desc>
          <draw:g>
            <draw:path draw:style-name="gr7" draw:text-style-name="P4" draw:layer="layout" svg:width="0.444cm" svg:height="0.456cm" svg:x="8.063cm" svg:y="6.832cm" svg:viewBox="0 0 445 457" svg:d="M445 7c0-3-2-7-7-7-2 0-2 0-9 7-15 16-30 32-45 49-5-9-34-56-104-56-140 0-280 140-280 285 0 100 68 172 171 172 26 0 55-5 78-14 31-13 44-27 54-40 6 16 24 40 29 40 4 0 2-2 4-2 1-2 9-27 10-40 5-16 9-32 13-48 2-11 5-21 9-32 5-29 7-29 43-31 2 0 9 0 9-12 0-4-2-6-7-6-15 0-52 2-67 2-19 0-68-2-88-2-5 0-12 0-12 13 0 5 5 5 18 5 2 0 20 0 34 2 16 2 20 4 20 13 0 5-7 34-15 57-18 68-98 75-120 75-61 0-127-36-127-132 0-18 7-122 73-205 33-43 94-80 156-80 65 0 101 48 101 122 0 25-2 24-2 30s7 7 11 7c7 0 7-2 11-12 13-53 26-107 39-160z">
              <text:p/>
            </draw:path>
          </draw:g>
        </draw:g>
        <draw:g>
          <draw:line draw:style-name="gr6" draw:text-style-name="P2" draw:layer="layout" svg:x1="9.872cm" svg:y1="10.254cm" svg:x2="11.312cm" svg:y2="10.256cm">
            <text:p/>
          </draw:line>
          <draw:g>
            <svg:title>TexMaths</svg:title>
            <svg:desc>18§latex§$f$§svg§600§FALSE§</svg:desc>
            <draw:g>
              <draw:path draw:style-name="gr8" draw:text-style-name="P5" draw:layer="layout" svg:width="0.28cm" svg:height="0.506cm" svg:x="10.467cm" svg:y="9.97cm" svg:viewBox="0 0 281 507" svg:d="M0 0c94 0 187 0 281 0 0 169 0 338 0 507-94 0-187 0-281 0 0-169 0-338 0-507z">
                <text:p/>
              </draw:path>
              <draw:path draw:style-name="gr7" draw:text-style-name="P4" draw:layer="layout" svg:width="0.31cm" svg:height="0.571cm" svg:x="10.469cm" svg:y="9.938cm" svg:viewBox="0 0 311 572" svg:d="M195 192c18 0 36 0 54 0 12 0 19 0 19-13 0-7-7-7-17-7-18 0-35 0-52 0 4-24 9-48 14-72 2-12 11-57 14-64 6-13 16-22 31-22 1 0 18 0 30 11-29 2-34 25-34 34 0 15 11 22 23 22 16 0 34-13 34-38 0-29-28-43-53-43-22 0-61 11-81 74-3 12-5 19-20 98-14 0-28 0-42 0-13 0-20 0-20 13 0 7 5 7 18 7s27 0 41 0c-16 82-31 165-47 247-12 61-23 119-55 119-2 0-18 0-31-11 31-2 36-25 36-34 0-15-12-22-23-22-16 0-34 13-34 38 0 29 27 43 52 43 34 0 59-38 71-61 20-39 34-117 34-120 13-66 26-133 38-199z">
                <text:p/>
              </draw:path>
            </draw:g>
          </draw:g>
        </draw:g>
        <draw:g>
          <draw:g>
            <draw:frame draw:style-name="gr9" draw:text-style-name="P6" draw:layer="layout" svg:width="4.946cm" svg:height="0.962cm" svg:x="3.916cm" svg:y="0.73cm">
              <draw:text-box>
                <text:p>Strahlengang</text:p>
              </draw:text-box>
            </draw:frame>
            <draw:line draw:style-name="gr10" draw:text-style-name="P2" draw:layer="layout" svg:x1="1.861cm" svg:y1="1.146cm" svg:x2="3.821cm" svg:y2="1.117cm">
              <text:p/>
            </draw:line>
          </draw:g>
          <draw:g>
            <draw:frame draw:style-name="gr9" draw:text-style-name="P6" draw:layer="layout" svg:width="4.946cm" svg:height="0.962cm" svg:x="3.909cm" svg:y="1.73cm">
              <draw:text-box>
                <text:p>Brennpunkt</text:p>
              </draw:text-box>
            </draw:frame>
            <draw:custom-shape draw:style-name="gr11" draw:text-style-name="P7" draw:layer="layout" svg:width="0.25cm" svg:height="0.25cm" svg:x="2.714cm" svg:y="2.15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custom-shape draw:style-name="gr12" draw:text-style-name="P3" draw:layer="layout" svg:width="4.05cm" svg:height="1cm" svg:x="6.2cm" svg:y="4.83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6" draw:layer="layout" svg:width="4.162cm" svg:height="0.962cm" svg:x="6.2cm" svg:y="4.83cm">
            <draw:text-box>
              <text:p>Gegenstand</text:p>
            </draw:text-box>
          </draw:frame>
        </draw:g>
        <draw:line draw:style-name="gr13" draw:text-style-name="P2" draw:layer="layout" svg:x1="3.149cm" svg:y1="7.954cm" svg:x2="20.029cm" svg:y2="7.956cm">
          <text:p/>
        </draw:line>
        <draw:line draw:style-name="gr3" draw:text-style-name="P2" draw:layer="layout" svg:x1="3.162cm" svg:y1="7.954cm" svg:x2="5.75cm" svg:y2="6.25cm">
          <text:p/>
        </draw:line>
        <draw:g>
          <draw:line draw:style-name="gr6" draw:text-style-name="P2" draw:layer="layout" svg:x1="9.072cm" svg:y1="12.354cm" svg:x2="11.332cm" svg:y2="12.356cm">
            <text:p/>
          </draw:line>
          <draw:g>
            <svg:title>TexMaths</svg:title>
            <svg:desc>18§latex§$g$§svg§600§FALSE§</svg:desc>
            <draw:g>
              <draw:path draw:style-name="gr8" draw:text-style-name="P5" draw:layer="layout" svg:width="0.232cm" svg:height="0.342cm" svg:x="10.09cm" svg:y="12.27cm" svg:viewBox="0 0 233 343" svg:d="M116 343c-38 0-77 0-116 0 0-115 0-229 0-343 78 0 155 0 233 0 0 114 0 228 0 343-39 0-78 0-117 0z">
                <text:p/>
              </draw:path>
              <draw:path draw:style-name="gr7" draw:text-style-name="P4" draw:layer="layout" svg:width="0.287cm" svg:height="0.406cm" svg:x="10.067cm" svg:y="12.238cm" svg:viewBox="0 0 288 407" svg:d="M287 41c0-3 1-7 1-11 0-10-7-17-18-17-7 0-23 5-26 26-11-23-33-39-58-39-71 0-148 88-148 179 0 61 37 99 82 99 38 0 66-29 73-36-12 56-13 55-19 83-4 5-25 68-92 68-10 0-32 0-50-6 20-7 27-23 27-34 0-9-7-21-25-21-13 0-34 11-34 36 0 27 23 39 84 39 79 0 124-50 133-88 23-92 46-185 70-278zM204 197c-3 16-18 33-30 45-15 11-34 22-52 22-31 0-41-33-41-58 0-30 19-104 35-136 18-31 45-56 70-56 41 0 50 51 50 54 0 4-1 7-1 9-11 40-21 80-31 120z">
                <text:p/>
              </draw:path>
            </draw:g>
          </draw:g>
        </draw:g>
        <draw:custom-shape draw:style-name="gr11" draw:text-style-name="P7" draw:layer="layout" svg:width="0.25cm" svg:height="0.25cm" svg:x="9.512cm" svg:y="7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6" draw:text-style-name="P2" draw:layer="layout" svg:x1="11.672cm" svg:y1="10.254cm" svg:x2="13.112cm" svg:y2="10.256cm">
            <text:p/>
          </draw:line>
          <draw:g>
            <svg:title>TexMaths</svg:title>
            <svg:desc>18§latex§$f$§svg§600§FALSE§</svg:desc>
            <draw:g>
              <draw:path draw:style-name="gr8" draw:text-style-name="P5" draw:layer="layout" svg:width="0.28cm" svg:height="0.506cm" svg:x="12.267cm" svg:y="9.97cm" svg:viewBox="0 0 281 507" svg:d="M0 0c94 0 187 0 281 0 0 169 0 338 0 507-94 0-187 0-281 0 0-169 0-338 0-507z">
                <text:p/>
              </draw:path>
              <draw:path draw:style-name="gr7" draw:text-style-name="P4" draw:layer="layout" svg:width="0.31cm" svg:height="0.571cm" svg:x="12.269cm" svg:y="9.938cm" svg:viewBox="0 0 311 572" svg:d="M195 192c18 0 36 0 54 0 12 0 19 0 19-13 0-7-7-7-17-7-18 0-35 0-52 0 4-24 9-48 14-72 2-12 11-57 14-64 6-13 16-22 31-22 1 0 18 0 30 11-29 2-34 25-34 34 0 15 11 22 23 22 16 0 34-13 34-38 0-29-28-43-53-43-22 0-61 11-81 74-3 12-5 19-20 98-14 0-28 0-42 0-13 0-20 0-20 13 0 7 5 7 18 7s27 0 41 0c-16 82-31 165-47 247-12 61-23 119-55 119-2 0-18 0-31-11 31-2 36-25 36-34 0-15-12-22-23-22-16 0-34 13-34 38 0 29 27 43 52 43 34 0 59-38 71-61 20-39 34-117 34-120 13-66 26-133 38-199z">
                <text:p/>
              </draw:path>
            </draw:g>
          </draw:g>
        </draw:g>
        <draw:line draw:style-name="gr5" draw:text-style-name="P2" draw:layer="layout" svg:x1="13.253cm" svg:y1="7.897cm" svg:x2="13.253cm" svg:y2="10.247cm">
          <text:p/>
        </draw:line>
        <draw:custom-shape draw:style-name="gr11" draw:text-style-name="P7" draw:layer="layout" svg:width="0.25cm" svg:height="0.25cm" svg:x="13.113cm" svg:y="7.8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3.162cm" svg:y1="7.95cm" svg:x2="5.75cm" svg:y2="9.654cm">
          <text:p/>
        </draw:line>
        <draw:line draw:style-name="gr3" draw:text-style-name="P2" draw:layer="layout" svg:x1="5.8cm" svg:y1="9.654cm" svg:x2="11.54cm" svg:y2="9.654cm">
          <text:p/>
        </draw:line>
        <draw:line draw:style-name="gr5" draw:text-style-name="P2" draw:layer="layout" svg:x1="8.88cm" svg:y1="7.904cm" svg:x2="8.88cm" svg:y2="12.554cm">
          <text:p/>
        </draw:line>
        <draw:line draw:style-name="gr6" draw:text-style-name="P2" draw:layer="layout" svg:x1="16.851cm" svg:y1="11.054cm" svg:x2="16.853cm" svg:y2="8.154cm">
          <text:p/>
        </draw:line>
        <draw:g>
          <svg:title>TexMaths</svg:title>
          <svg:desc>18§latex§$B$§svg§600§TRUE§</svg:desc>
          <draw:g>
            <draw:path draw:style-name="gr7" draw:text-style-name="P4" draw:layer="layout" svg:width="0.449cm" svg:height="0.429cm" svg:x="17.026cm" svg:y="9.332cm" svg:viewBox="0 0 450 430" svg:d="M74 381c-6 24-7 29-58 29-11 0-16 0-16 13 0 7 5 7 16 7 75 0 150 0 225 0 101 0 175-74 175-137 0-45-36-81-97-88 64-12 131-57 131-119 0-46-41-86-117-86-71 0-142 0-212 0-13 0-18 0-18 13 0 7 5 7 18 7 7 0 12 0 23 2 11 0 16 1 16 9 0 3 0 5-2 12-28 113-56 226-84 338zM169 200c13-52 27-105 40-157 5-21 7-23 34-23s54 0 81 0c56 0 68 36 68 65 0 55-54 115-131 115-31 0-61 0-92 0zM140 410c-9 0-9 0-12 0-7-2-9-2-9-7 0-2 0-2 3-14 15-59 29-117 44-175 39 0 79 0 118 0 62 0 72 47 72 74 0 61-55 122-129 122-29 0-58 0-87 0z">
              <text:p/>
            </draw:path>
          </draw:g>
        </draw:g>
        <draw:line draw:style-name="gr5" draw:text-style-name="P2" draw:layer="layout" svg:x1="16.58cm" svg:y1="7.904cm" svg:x2="16.58cm" svg:y2="12.554cm">
          <text:p/>
        </draw:line>
        <draw:g>
          <draw:line draw:style-name="gr6" draw:text-style-name="P2" draw:layer="layout" svg:x1="11.672cm" svg:y1="12.351cm" svg:x2="16.432cm" svg:y2="12.353cm">
            <text:p/>
          </draw:line>
          <draw:g>
            <svg:title>TexMaths</svg:title>
            <svg:desc>18§latex§$b$§svg§600§FALSE§</svg:desc>
            <draw:g>
              <draw:path draw:style-name="gr8" draw:text-style-name="P5" draw:layer="layout" svg:width="0.194cm" svg:height="0.377cm" svg:x="13.97cm" svg:y="12.168cm" svg:viewBox="0 0 195 378" svg:d="M0 0c65 0 130 0 195 0 0 126 0 252 0 378-65 0-130 0-195 0 0-126 0-252 0-378z">
                <text:p/>
              </draw:path>
              <draw:path draw:style-name="gr7" draw:text-style-name="P4" draw:layer="layout" svg:width="0.229cm" svg:height="0.442cm" svg:x="13.967cm" svg:y="12.136cm" svg:viewBox="0 0 230 443" svg:d="M121 7c-3-2 0-7-9-7-14 0-60 5-76 7-4 0-11 0-11 13 0 7 5 7 14 7 31 0 32 3 32 11 0 3-7 25-9 37-17 69-34 138-51 207-7 30-11 41-11 62 0 60 34 99 80 99 73 0 150-93 150-185 0-57-34-100-82-100-30 0-55 18-73 37 15-62 31-125 46-188zM62 244c4-13 4-14 9-22 31-41 59-50 75-50 22 0 40 20 40 59 0 38-22 110-33 133-21 43-49 65-73 65-21 0-43-16-43-63 0-13 0-23 11-63 5-20 10-39 14-59z">
                <text:p/>
              </draw:path>
            </draw:g>
          </draw:g>
        </draw:g>
        <draw:g>
          <draw:custom-shape draw:style-name="gr14" draw:text-style-name="P3" draw:layer="layout" svg:width="1.55cm" svg:height="1cm" svg:x="15.788cm" svg:y="6.63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6" draw:layer="layout" svg:width="1.662cm" svg:height="0.962cm" svg:x="15.788cm" svg:y="6.63cm">
            <draw:text-box>
              <text:p>Bild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Dimension_20_Line" draw:display-name="Dimension Line" svg:viewBox="0 0 840 707" svg:d="M0 0v110h418l-4 1-5 1-6 2-6 4-4 4-4 4-376 513-6 11-2 9-1 6 1 10 4 9 4 7 4 4 5 4 7 4 7 3 10 1h9l10-3 9-6 8-9 340-464 341 464 5 6 4 4 6 4 6 2 7 2h7 5l8-2 5-2 7-4 6-5 4-6 4-7 3-8v-9-6l-2-7-2-6-4-6-376-512-3-5-4-3-4-3-6-3-6-2-5-1h-2 410v-110z"/>
    <draw:stroke-dash draw:name="Dash" draw:style="rect" draw:dots1="1" draw:dots1-length="300%" draw:distance="100%"/>
    <draw:stroke-dash draw:name="Dash_20_Dot_20_1" draw:display-name="Dash Dot 1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3-08-12T03:17:30.583464197</dc:date>
    <meta:editing-duration>PT3H19M14S</meta:editing-duration>
    <meta:editing-cycles>37</meta:editing-cycles>
    <meta:generator>LibreOffice/7.3.7.2$Linux_X86_64 LibreOffice_project/30$Build-2</meta:generator>
    <meta:document-statistic meta:object-count="68"/>
  </office:meta>
</office:document-meta>
</file>